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text-align="start" style:justify-single-word="false"/>
      <style:text-properties fo:font-weight="normal" officeooo:rsid="00165902" officeooo:paragraph-rsid="00165902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65902" officeooo:paragraph-rsid="0016590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65902" officeooo:paragraph-rsid="00165902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uestions Projet Ewan</text:p>
      <text:p text:style-name="P3">D’un point de vu écologique quel est l’intérêt de monter le projet arrosage automatique afin de mieux gérer la consommation de l’eau ?</text:p>
      <text:p text:style-name="P3"/>
      <text:p text:style-name="P3"/>
      <text:p text:style-name="P3">Quels sont les différents paramètres à prendre en compte pour que l’application soit réellement performante et pratique ?</text:p>
      <text:p text:style-name="P3"/>
      <text:p text:style-name="P3"/>
      <text:h text:style-name="P1" text:outline-level="2"><text:span text:style-name="Strong_20_Emphasis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1T14:24:39.003000000</meta:creation-date>
    <dc:date>2021-05-11T14:44:21.157000000</dc:date>
    <meta:editing-duration>PT19M44S</meta:editing-duration>
    <meta:editing-cycles>1</meta:editing-cycles>
    <meta:document-statistic meta:table-count="0" meta:image-count="0" meta:object-count="0" meta:page-count="1" meta:paragraph-count="3" meta:word-count="44" meta:character-count="276" meta:non-whitespace-character-count="235"/>
    <meta:generator>LibreOffice/6.1.4.2$Windows_X86_64 LibreOffice_project/9d0f32d1f0b509096fd65e0d4bec26ddd1938fd3</meta:generator>
  </office:meta>
</office:document-meta>
</file>